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Կարեն</text:p>
          </table:table-cell>
          <table:table-cell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/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/>
          <table:table-cell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B28: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style-name="ce7"/>
          <table:table-cell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46259.5454545455">
            <text:p>46259.5454545455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32800">
            <text:p>32800</text:p>
          </table:table-cell>
          <table:table-cell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table:number-columns-repeated="4"/>
          <table:table-cell table:style-name="ce2" table:formula="of:=SUM([.B33:.F33])" office:value-type="float" office:value="7400">
            <text:p>7400</text:p>
          </table:table-cell>
          <table:table-cell table:style-name="ce8" table:formula="of:=SUM([.B58:.F58])" office:value-type="float" office:value="389.473684210526">
            <text:p>389.473684210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389.473684210526">
            <text:p>389.473684210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389.473684210526">
            <text:p>389.473684210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];[.F58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389.473684210526">
            <text:p>389.4736842105</text:p>
          </table:table-cell>
          <table:table-cell table:style-name="ce43"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389.473684210526">
            <text:p>389.4736842105</text:p>
          </table:table-cell>
          <table:table-cell table:style-name="ce43"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389.473684210526">
            <text:p>389.4736842105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F58])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2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389.473684210526">
            <text:p>389.473684210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8];[.C58];[.E58];[.F58])" office:value-type="float" office:value="389.473684210526">
            <text:p>389.4736842105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F58])" office:value-type="float" office:value="389.473684210526">
            <text:p>389.4736842105</text:p>
          </table:table-cell>
          <table:table-cell table:style-name="ce43" office:value-type="string">
            <text:p>Գենա</text:p>
          </table:table-cell>
          <table:table-cell table:number-columns-repeated="2"/>
        </table:table-row>
        <table:table-row table:style-name="ro13">
          <table:table-cell table:number-columns-repeated="3"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B58];[.D58];[.F58])" office:value-type="float" office:value="389.473684210526">
            <text:p>389.4736842105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B58:.F58])" office:value-type="float" office:value="389.473684210526">
            <text:p>389.4736842105</text:p>
          </table:table-cell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5"/>
          <table:table-cell table:formula="of:=SUM([.A58:.F58])" office:value-type="float" office:value="389.473684210526">
            <text:p>389.4736842105</text:p>
          </table:table-cell>
          <table:table-cell office:value-type="string">
            <text:p>Մհեր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ina</text:p>
          </table:table-cell>
          <table:table-cell table:number-columns-repeated="5"/>
          <table:table-cell table:formula="of:=SUM([.A58:.F58])" office:value-type="float" office:value="389.473684210526">
            <text:p>389.4736842105</text:p>
          </table:table-cell>
          <table:table-cell office:value-type="string">
            <text:p>Դավիթ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8:.F58])" office:value-type="float" office:value="389.473684210526">
            <text:p>389.4736842105</text:p>
          </table:table-cell>
          <table:table-cell table:style-name="ce43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58:.F58])" office:value-type="float" office:value="389.473684210526">
            <text:p>389.4736842105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58:.F58])" office:value-type="float" office:value="389.473684210526">
            <text:p>389.4736842105</text:p>
          </table:table-cell>
          <table:table-cell office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58];[.B58];[.D58])" office:value-type="float" office:value="389.473684210526">
            <text:p>389.4736842105</text:p>
          </table:table-cell>
          <table:table-cell office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58:.F58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0">
            <text:p>0</text:p>
          </table:table-cell>
          <table:table-cell table:style-name="ce2" table:formula="of:=[.D33]/22" office:value-type="float" office:value="0">
            <text:p>0</text:p>
          </table:table-cell>
          <table:table-cell table:style-name="ce2" table:formula="of:=[.E33]/20" office:value-type="float" office:value="0">
            <text:p>0</text:p>
          </table:table-cell>
          <table:table-cell table:style-name="ce2" table:formula="of:=[.F33]/22" office:value-type="float" office:value="0">
            <text:p>0</text:p>
          </table:table-cell>
          <table:table-cell/>
          <table:table-cell table:formula="of:=SUM([.D58];[.F58])"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58:.F58])" office:value-type="float" office:value="389.473684210526">
            <text:p>389.4736842105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8:.E58])" office:value-type="float" office:value="389.473684210526">
            <text:p>389.4736842105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3:.H60])" office:value-type="float" office:value="7400">
            <text:p>740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2/15/2016</text:date>, <text:time>11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5T11:18:21</dc:date>
    <meta:editing-duration>P4DT13H35M26S</meta:editing-duration>
    <meta:editing-cycles>1818</meta:editing-cycles>
    <meta:generator>OpenOffice/4.1.1$Unix OpenOffice.org_project/411m6$Build-9775</meta:generator>
    <dc:creator>Hasmik Dabaghyan</dc:creator>
    <meta:document-statistic meta:table-count="11" meta:cell-count="4395" meta:object-count="0"/>
  </office:meta>
</office:document-meta>
</file>